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1cm" svg:stroke-color="#000000" draw:marker-start-width="1.7cm" draw:marker-end-width="1.7cm" svg:stroke-opacity="35%" draw:fill="solid" draw:textarea-vertical-align="middle" fo:padding-top="0.624cm" fo:padding-bottom="0.624cm" fo:padding-left="0.749cm" fo:padding-right="0.749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5.565cm" svg:height="1.5cm" draw:transform="skewX (0.485376064979623) rotate (1.92579629665054) translate (2.60814721173332cm 5.07704771059764cm)" svg:viewBox="0 0 5566 1501" svg:d="M0 13c201-32 403 1 601 31 178 25 359 43 534 83 161 35 327 43 484 93 142 44 287 76 426 133 115 47 235 69 345 124 84 42 174 66 259 96 87 30 175 68 266 82 37 5 76 18 112 36 72 36 146 59 218 98 113 60 238 90 354 141 90 40 182 81 274 117 99 40 203 69 301 112 124 55 257 64 384 97 70 19 144 24 216 44 54 14 110 35 166 49 66 16 135 20 198 44 46 15 92 33 138 49 70 23 144 30 216 47l41 5 33 7">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2-14T19:53:41.978000000</dc:date>
    <meta:editing-duration>PT15M37S</meta:editing-duration>
    <meta:editing-cycles>8</meta:editing-cycles>
    <meta:generator>LibreOffice/6.3.3.2$Windows_X86_64 LibreOffice_project/a64200df03143b798afd1ec74a12ab50359878ed</meta:generator>
    <meta:document-statistic meta:object-count="1"/>
  </office:meta>
</office:document-meta>
</file>